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sameersbn__docker-gitlab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1.0" office:value-type="float"/>
          <table:table-cell office:value="0.7323981805309977" office:value-type="float"/>
        </table:table-row>
        <table:table-row>
          <table:table-cell office:value-type="string">
            <text:p>phw__peek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.0" office:value-type="float"/>
          <table:table-cell office:value="0.24937839915010526" office:value-type="float"/>
        </table:table-row>
        <table:table-row>
          <table:table-cell office:value-type="string">
            <text:p>playcanvas__engin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1.0" office:value-type="float"/>
          <table:table-cell office:value="0.6652764028948703" office:value-type="float"/>
        </table:table-row>
        <table:table-row>
          <table:table-cell office:value-type="string">
            <text:p>github__hubot-scripts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1.0" office:value-type="float"/>
          <table:table-cell office:value="0.7227374859244541" office:value-type="float"/>
        </table:table-row>
        <table:table-row>
          <table:table-cell office:value-type="string">
            <text:p>josevalim__inherited_resources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1.0" office:value-type="float"/>
          <table:table-cell office:value="0.7200664875434335" office:value-type="float"/>
        </table:table-row>
        <table:table-row>
          <table:table-cell office:value-type="string">
            <text:p>grpc__grpc-go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1.0" office:value-type="float"/>
          <table:table-cell office:value="0.7158809022454806" office:value-type="float"/>
        </table:table-row>
        <table:table-row>
          <table:table-cell office:value-type="string">
            <text:p>CoderMJLee__MJRefresh</text:p>
          </table:table-cell>
          <table:table-cell office:value="22.881095771898245" office:value-type="float"/>
          <table:table-cell office:value="0.0030571700790283187" office:value-type="float"/>
          <table:table-cell office:value="1.0" office:value-type="float"/>
          <table:table-cell office:value="0.0" office:value-type="float"/>
          <table:table-cell office:value="0.1469668698223087" office:value-type="float"/>
        </table:table-row>
        <table:table-row>
          <table:table-cell office:value-type="string">
            <text:p>atom__atom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1.0" office:value-type="float"/>
          <table:table-cell office:value="0.6913597522178119" office:value-type="float"/>
        </table:table-row>
        <table:table-row>
          <table:table-cell office:value-type="string">
            <text:p>elastic__curator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1.0" office:value-type="float"/>
          <table:table-cell office:value="0.7343002313671634" office:value-type="float"/>
        </table:table-row>
        <table:table-row>
          <table:table-cell office:value-type="string">
            <text:p>rom-rb__rom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1.0" office:value-type="float"/>
          <table:table-cell office:value="0.6851777949103266" office:value-type="float"/>
        </table:table-row>
        <table:table-row>
          <table:table-cell office:value-type="string">
            <text:p>froala__wysiwyg-editor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1.0" office:value-type="float"/>
          <table:table-cell office:value="0.6938120529056837" office:value-type="float"/>
        </table:table-row>
        <table:table-row>
          <table:table-cell office:value-type="string">
            <text:p>brave__browser-laptop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1.0" office:value-type="float"/>
          <table:table-cell office:value="0.7070209580161285" office:value-type="float"/>
        </table:table-row>
        <table:table-row>
          <table:table-cell office:value-type="string">
            <text:p>marionettejs__backbone.marionett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1.0" office:value-type="float"/>
          <table:table-cell office:value="0.694548817252014" office:value-type="float"/>
        </table:table-row>
        <table:table-row>
          <table:table-cell office:value-type="string">
            <text:p>fgnass__spin.js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1.0" office:value-type="float"/>
          <table:table-cell office:value="0.6242877618611424" office:value-type="float"/>
        </table:table-row>
        <table:table-row>
          <table:table-cell office:value-type="string">
            <text:p>joomla__joomla-cms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1.0" office:value-type="float"/>
          <table:table-cell office:value="0.6498030277626781" office:value-type="float"/>
        </table:table-row>
        <table:table-row>
          <table:table-cell office:value-type="string">
            <text:p>TheNewNormal__kube-solo-osx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1.0" office:value-type="float"/>
          <table:table-cell office:value="0.7371733004278864" office:value-type="float"/>
        </table:table-row>
        <table:table-row>
          <table:table-cell office:value-type="string">
            <text:p>Automattic__wp-calypso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1.0" office:value-type="float"/>
          <table:table-cell office:value="0.6833910656993116" office:value-type="float"/>
        </table:table-row>
        <table:table-row>
          <table:table-cell office:value-type="string">
            <text:p>krmaxwell__maltrie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1.0" office:value-type="float"/>
          <table:table-cell office:value="0.7317090258240521" office:value-type="float"/>
        </table:table-row>
        <table:table-row>
          <table:table-cell office:value-type="string">
            <text:p>facelessuser__BracketHighlighter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1.0" office:value-type="float"/>
          <table:table-cell office:value="0.7092762385753368" office:value-type="float"/>
        </table:table-row>
        <table:table-row>
          <table:table-cell office:value-type="string">
            <text:p>dotnet__coreclr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1.0" office:value-type="float"/>
          <table:table-cell office:value="0.6959025748867652" office:value-type="float"/>
        </table:table-row>
        <table:table-row>
          <table:table-cell office:value-type="string">
            <text:p>nicolaskruchten__pivottabl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1.0" office:value-type="float"/>
          <table:table-cell office:value="0.7166989449088256" office:value-type="float"/>
        </table:table-row>
        <table:table-row>
          <table:table-cell office:value-type="string">
            <text:p>soimort__you-get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.0" office:value-type="float"/>
          <table:table-cell office:value="0.2454489462855656" office:value-type="float"/>
        </table:table-row>
        <table:table-row>
          <table:table-cell office:value-type="string">
            <text:p>Kotlin__anko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1.0" office:value-type="float"/>
          <table:table-cell office:value="0.7398865259055976" office:value-type="float"/>
        </table:table-row>
        <table:table-row>
          <table:table-cell office:value-type="string">
            <text:p>micropython__micropython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1.0" office:value-type="float"/>
          <table:table-cell office:value="0.6966442422640015" office:value-type="float"/>
        </table:table-row>
        <table:table-row>
          <table:table-cell office:value-type="string">
            <text:p>oklai__koala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1.0" office:value-type="float"/>
          <table:table-cell office:value="0.6935623543091264" office:value-type="float"/>
        </table:table-row>
        <table:table-row>
          <table:table-cell office:value-type="string">
            <text:p>nostalgiaz__bootstrap-switch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1.0" office:value-type="float"/>
          <table:table-cell office:value="0.6771119769526162" office:value-type="float"/>
        </table:table-row>
        <table:table-row>
          <table:table-cell office:value-type="string">
            <text:p>jimbojsb__launchrocket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.0" office:value-type="float"/>
          <table:table-cell office:value="0.24087984955461458" office:value-type="float"/>
        </table:table-row>
        <table:table-row>
          <table:table-cell office:value-type="string">
            <text:p>vitalets__angular-xeditabl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1.0" office:value-type="float"/>
          <table:table-cell office:value="0.7186682299299728" office:value-type="float"/>
        </table:table-row>
        <table:table-row>
          <table:table-cell office:value-type="string">
            <text:p>darknessomi__musicbox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.0" office:value-type="float"/>
          <table:table-cell office:value="0.22201986362063578" office:value-type="float"/>
        </table:table-row>
        <table:table-row>
          <table:table-cell office:value-type="string">
            <text:p>pachyderm__pachyderm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1.0" office:value-type="float"/>
          <table:table-cell office:value="0.7131490774798148" office:value-type="float"/>
        </table:table-row>
        <table:table-row>
          <table:table-cell office:value-type="string">
            <text:p>harelba__q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1.0" office:value-type="float"/>
          <table:table-cell office:value="0.6940907855951176" office:value-type="float"/>
        </table:table-row>
        <table:table-row>
          <table:table-cell office:value-type="string">
            <text:p>google__closure-library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1.0" office:value-type="float"/>
          <table:table-cell office:value="0.6787550245920494" office:value-type="float"/>
        </table:table-row>
        <table:table-row>
          <table:table-cell office:value-type="string">
            <text:p>fastlane__fastlan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1.0" office:value-type="float"/>
          <table:table-cell office:value="0.7140097753003483" office:value-type="float"/>
        </table:table-row>
        <table:table-row>
          <table:table-cell office:value-type="string">
            <text:p>ryanoasis__nerd-fonts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1.0" office:value-type="float"/>
          <table:table-cell office:value="0.6669378889887172" office:value-type="float"/>
        </table:table-row>
        <table:table-row>
          <table:table-cell office:value-type="string">
            <text:p>tumblr__TMCach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1.0" office:value-type="float"/>
          <table:table-cell office:value="0.7096709596033876" office:value-type="float"/>
        </table:table-row>
        <table:table-row>
          <table:table-cell office:value-type="string">
            <text:p>youknowone__UI7Kit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1.0" office:value-type="float"/>
          <table:table-cell office:value="0.7344956738735663" office:value-type="float"/>
        </table:table-row>
        <table:table-row>
          <table:table-cell office:value-type="string">
            <text:p>coleifer__huey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1.0" office:value-type="float"/>
          <table:table-cell office:value="0.7051735233038433" office:value-type="float"/>
        </table:table-row>
        <table:table-row>
          <table:table-cell office:value-type="string">
            <text:p>googlei18n__libphonenumber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1.0" office:value-type="float"/>
          <table:table-cell office:value="0.727318536367811" office:value-type="float"/>
        </table:table-row>
        <table:table-row>
          <table:table-cell office:value-type="string">
            <text:p>rahatarmanahmed__CircularProgressView</text:p>
          </table:table-cell>
          <table:table-cell office:value="43.13276208121168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50515908375593" office:value-type="float"/>
        </table:table-row>
        <table:table-row>
          <table:table-cell office:value-type="string">
            <text:p>hyperoslo__Hu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.0" office:value-type="float"/>
          <table:table-cell office:value="0.22028076360076376" office:value-type="float"/>
        </table:table-row>
        <table:table-row>
          <table:table-cell office:value-type="string">
            <text:p>meteoric__meteor-ionic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1.0" office:value-type="float"/>
          <table:table-cell office:value="0.6651390679488608" office:value-type="float"/>
        </table:table-row>
        <table:table-row>
          <table:table-cell office:value-type="string">
            <text:p>jarun__Buku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1.0" office:value-type="float"/>
          <table:table-cell office:value="0.6998203781547723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1.0" office:value-type="float"/>
          <table:table-cell office:value="0.6934898077537355" office:value-type="float"/>
        </table:table-row>
        <table:table-row>
          <table:table-cell office:value-type="string">
            <text:p>hybridgroup__gobot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1.0" office:value-type="float"/>
          <table:table-cell office:value="0.7489865764939777" office:value-type="float"/>
        </table:table-row>
        <table:table-row>
          <table:table-cell office:value-type="string">
            <text:p>JustArchi__ArchiSteamFarm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1.0" office:value-type="float"/>
          <table:table-cell office:value="0.7199297606219861" office:value-type="float"/>
        </table:table-row>
        <table:table-row>
          <table:table-cell office:value-type="string">
            <text:p>PhilJay__MPAndroidChart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.0" office:value-type="float"/>
          <table:table-cell office:value="0.2289762595580526" office:value-type="float"/>
        </table:table-row>
        <table:table-row>
          <table:table-cell office:value-type="string">
            <text:p>cakephp__cakephp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1.0" office:value-type="float"/>
          <table:table-cell office:value="0.6805802242367909" office:value-type="float"/>
        </table:table-row>
        <table:table-row>
          <table:table-cell office:value-type="string">
            <text:p>fommil__netlib-java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1.0" office:value-type="float"/>
          <table:table-cell office:value="0.7125811797749032" office:value-type="float"/>
        </table:table-row>
        <table:table-row>
          <table:table-cell office:value-type="string">
            <text:p>picocms__Pico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1.0" office:value-type="float"/>
          <table:table-cell office:value="0.6773986159058617" office:value-type="float"/>
        </table:table-row>
        <table:table-row>
          <table:table-cell office:value-type="string">
            <text:p>grpc__grpc-java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1.0" office:value-type="float"/>
          <table:table-cell office:value="0.7228501095980209" office:value-type="float"/>
        </table:table-row>
        <table:table-row>
          <table:table-cell office:value-type="string">
            <text:p>venomous0x__WhatsAPI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1.0" office:value-type="float"/>
          <table:table-cell office:value="0.7370683333184674" office:value-type="float"/>
        </table:table-row>
        <table:table-row>
          <table:table-cell office:value-type="string">
            <text:p>socketio__socket.io-client-swift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1.0" office:value-type="float"/>
          <table:table-cell office:value="0.7480239238258597" office:value-type="float"/>
        </table:table-row>
        <table:table-row>
          <table:table-cell office:value-type="string">
            <text:p>facebook__prepack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1.0" office:value-type="float"/>
          <table:table-cell office:value="0.6954951230619736" office:value-type="float"/>
        </table:table-row>
        <table:table-row>
          <table:table-cell office:value-type="string">
            <text:p>alrra__browser-logos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1.0" office:value-type="float"/>
          <table:table-cell office:value="0.7150125755767391" office:value-type="float"/>
        </table:table-row>
        <table:table-row>
          <table:table-cell office:value-type="string">
            <text:p>maxwellito__vivus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1.0" office:value-type="float"/>
          <table:table-cell office:value="0.7024532205193021" office:value-type="float"/>
        </table:table-row>
        <table:table-row>
          <table:table-cell office:value-type="string">
            <text:p>artursapek__mondrian</text:p>
          </table:table-cell>
          <table:table-cell office:value="27.376734431509334" office:value-type="float"/>
          <table:table-cell office:value="0.4371909402057667" office:value-type="float"/>
          <table:table-cell office:value="0.0" office:value-type="float"/>
          <table:table-cell office:value="1.0" office:value-type="float"/>
          <table:table-cell office:value="0.6802652404100868" office:value-type="float"/>
        </table:table-row>
        <table:table-row>
          <table:table-cell office:value-type="string">
            <text:p>SoftEtherVPN__SoftEtherVPN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1.0" office:value-type="float"/>
          <table:table-cell office:value="0.7002116838421397" office:value-type="float"/>
        </table:table-row>
        <table:table-row>
          <table:table-cell office:value-type="string">
            <text:p>artf__grapesjs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1.0" office:value-type="float"/>
          <table:table-cell office:value="0.691380985578222" office:value-type="float"/>
        </table:table-row>
        <table:table-row>
          <table:table-cell office:value-type="string">
            <text:p>pedrovgs__DraggablePanel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1.0" office:value-type="float"/>
          <table:table-cell office:value="0.7269449723777743" office:value-type="float"/>
        </table:table-row>
        <table:table-row>
          <table:table-cell office:value-type="string">
            <text:p>mlaursen__react-md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1.0" office:value-type="float"/>
          <table:table-cell office:value="0.6960870550157452" office:value-type="float"/>
        </table:table-row>
        <table:table-row>
          <table:table-cell office:value-type="string">
            <text:p>node-nock__nock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1.0" office:value-type="float"/>
          <table:table-cell office:value="0.7332198329071493" office:value-type="float"/>
        </table:table-row>
        <table:table-row>
          <table:table-cell office:value-type="string">
            <text:p>emqtt__emqttd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1.0" office:value-type="float"/>
          <table:table-cell office:value="0.7436587666311867" office:value-type="float"/>
        </table:table-row>
        <table:table-row>
          <table:table-cell office:value-type="string">
            <text:p>overtrue__wechat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.0" office:value-type="float"/>
          <table:table-cell office:value="0.20080820055336948" office:value-type="float"/>
        </table:table-row>
        <table:table-row>
          <table:table-cell office:value-type="string">
            <text:p>dlew__joda-time-android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1.0" office:value-type="float"/>
          <table:table-cell office:value="0.6895013187492023" office:value-type="float"/>
        </table:table-row>
        <table:table-row>
          <table:table-cell office:value-type="string">
            <text:p>hexojs__hexo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1.0" office:value-type="float"/>
          <table:table-cell office:value="0.7427136186930204" office:value-type="float"/>
        </table:table-row>
        <table:table-row>
          <table:table-cell office:value-type="string">
            <text:p>rabbitmq__rabbitmq-server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1.0" office:value-type="float"/>
          <table:table-cell office:value="0.732968636654393" office:value-type="float"/>
        </table:table-row>
        <table:table-row>
          <table:table-cell office:value-type="string">
            <text:p>mxcl__PromiseKit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1.0" office:value-type="float"/>
          <table:table-cell office:value="0.725485963089189" office:value-type="float"/>
        </table:table-row>
        <table:table-row>
          <table:table-cell office:value-type="string">
            <text:p>mikepenz__MaterialDrawer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1.0" office:value-type="float"/>
          <table:table-cell office:value="0.7425559558699659" office:value-type="float"/>
        </table:table-row>
        <table:table-row>
          <table:table-cell office:value-type="string">
            <text:p>addyosmani__grunt-uncss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1.0" office:value-type="float"/>
          <table:table-cell office:value="0.7104531372114694" office:value-type="float"/>
        </table:table-row>
        <table:table-row>
          <table:table-cell office:value-type="string">
            <text:p>laradock__laradock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1.0" office:value-type="float"/>
          <table:table-cell office:value="0.6843977609141174" office:value-type="float"/>
        </table:table-row>
        <table:table-row>
          <table:table-cell office:value-type="string">
            <text:p>orientechnologies__orientdb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1.0" office:value-type="float"/>
          <table:table-cell office:value="0.7100688933906408" office:value-type="float"/>
        </table:table-row>
        <table:table-row>
          <table:table-cell office:value-type="string">
            <text:p>Automattic__simplenote-electron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1.0" office:value-type="float"/>
          <table:table-cell office:value="0.6591349673038874" office:value-type="float"/>
        </table:table-row>
        <table:table-row>
          <table:table-cell office:value-type="string">
            <text:p>honestbleeps__Reddit-Enhancement-Suit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1.0" office:value-type="float"/>
          <table:table-cell office:value="0.6823205457467367" office:value-type="float"/>
        </table:table-row>
        <table:table-row>
          <table:table-cell office:value-type="string">
            <text:p>inikulin__parse5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1.0" office:value-type="float"/>
          <table:table-cell office:value="0.6769116148016802" office:value-type="float"/>
        </table:table-row>
        <table:table-row>
          <table:table-cell office:value-type="string">
            <text:p>laravel__framework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1.0" office:value-type="float"/>
          <table:table-cell office:value="0.6748510214407026" office:value-type="float"/>
        </table:table-row>
        <table:table-row>
          <table:table-cell office:value-type="string">
            <text:p>pili-engineering__PLDroidPlayer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.0" office:value-type="float"/>
          <table:table-cell office:value="0.15124211512269975" office:value-type="float"/>
        </table:table-row>
        <table:table-row>
          <table:table-cell office:value-type="string">
            <text:p>google__shaka-player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1.0" office:value-type="float"/>
          <table:table-cell office:value="0.6767830409794233" office:value-type="float"/>
        </table:table-row>
        <table:table-row>
          <table:table-cell office:value-type="string">
            <text:p>yahoo__mojito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1.0" office:value-type="float"/>
          <table:table-cell office:value="0.6784235932697099" office:value-type="float"/>
        </table:table-row>
        <table:table-row>
          <table:table-cell office:value-type="string">
            <text:p>mojombo__grit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1.0" office:value-type="float"/>
          <table:table-cell office:value="0.6977629899220886" office:value-type="float"/>
        </table:table-row>
        <table:table-row>
          <table:table-cell office:value-type="string">
            <text:p>encode__django-rest-framework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1.0" office:value-type="float"/>
          <table:table-cell office:value="0.6800324506741496" office:value-type="float"/>
        </table:table-row>
        <table:table-row>
          <table:table-cell office:value-type="string">
            <text:p>hacdias__filemanager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1.0" office:value-type="float"/>
          <table:table-cell office:value="0.6900368094626732" office:value-type="float"/>
        </table:table-row>
        <table:table-row>
          <table:table-cell office:value-type="string">
            <text:p>doctrine__doctrine2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1.0" office:value-type="float"/>
          <table:table-cell office:value="0.6917886618896654" office:value-type="float"/>
        </table:table-row>
        <table:table-row>
          <table:table-cell office:value-type="string">
            <text:p>wekan__wekan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1.0" office:value-type="float"/>
          <table:table-cell office:value="0.6847406348674302" office:value-type="float"/>
        </table:table-row>
        <table:table-row>
          <table:table-cell office:value-type="string">
            <text:p>Kinto__kinto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1.0" office:value-type="float"/>
          <table:table-cell office:value="0.6941936298272873" office:value-type="float"/>
        </table:table-row>
        <table:table-row>
          <table:table-cell office:value-type="string">
            <text:p>skynetservices__skynet-archive</text:p>
          </table:table-cell>
          <table:table-cell office:value="24.540759540313548" office:value-type="float"/>
          <table:table-cell office:value="0.31967612567571196" office:value-type="float"/>
          <table:table-cell office:value="0.0" office:value-type="float"/>
          <table:table-cell office:value="1.0" office:value-type="float"/>
          <table:table-cell office:value="0.6780666440871552" office:value-type="float"/>
        </table:table-row>
        <table:table-row>
          <table:table-cell office:value-type="string">
            <text:p>gradle__gradl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1.0" office:value-type="float"/>
          <table:table-cell office:value="0.705238659170845" office:value-type="float"/>
        </table:table-row>
        <table:table-row>
          <table:table-cell office:value-type="string">
            <text:p>os-js__OS.js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1.0" office:value-type="float"/>
          <table:table-cell office:value="0.6874362863589007" office:value-type="float"/>
        </table:table-row>
        <table:table-row>
          <table:table-cell office:value-type="string">
            <text:p>avajs__ava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1.0" office:value-type="float"/>
          <table:table-cell office:value="0.7073611170356654" office:value-type="float"/>
        </table:table-row>
        <table:table-row>
          <table:table-cell office:value-type="string">
            <text:p>kissyteam__kissy</text:p>
          </table:table-cell>
          <table:table-cell office:value="43.26780563577391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348380536765886" office:value-type="float"/>
        </table:table-row>
        <table:table-row>
          <table:table-cell office:value-type="string">
            <text:p>micha__resty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1.0" office:value-type="float"/>
          <table:table-cell office:value="0.7240315824140702" office:value-type="float"/>
        </table:table-row>
        <table:table-row>
          <table:table-cell office:value-type="string">
            <text:p>hkellaway__Gloss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1.0" office:value-type="float"/>
          <table:table-cell office:value="0.7259921845957062" office:value-type="float"/>
        </table:table-row>
        <table:table-row>
          <table:table-cell office:value-type="string">
            <text:p>laravel__homestead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1.0" office:value-type="float"/>
          <table:table-cell office:value="0.6980690353778735" office:value-type="float"/>
        </table:table-row>
        <table:table-row>
          <table:table-cell office:value-type="string">
            <text:p>pwittchen__ReactiveNetwork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1.0" office:value-type="float"/>
          <table:table-cell office:value="0.7148241996046568" office:value-type="float"/>
        </table:table-row>
        <table:table-row>
          <table:table-cell office:value-type="string">
            <text:p>aws__aws-sdk-ruby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1.0" office:value-type="float"/>
          <table:table-cell office:value="0.7177480553366794" office:value-type="float"/>
        </table:table-row>
        <table:table-row>
          <table:table-cell office:value-type="string">
            <text:p>grails__grails-cor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1.0" office:value-type="float"/>
          <table:table-cell office:value="0.7068480679184751" office:value-type="float"/>
        </table:table-row>
        <table:table-row>
          <table:table-cell office:value-type="string">
            <text:p>jscs-dev__node-jscs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1.0" office:value-type="float"/>
          <table:table-cell office:value="0.7035892715083346" office:value-type="float"/>
        </table:table-row>
        <table:table-row>
          <table:table-cell office:value-type="string">
            <text:p>react-dropzone__react-dropzon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1.0" office:value-type="float"/>
          <table:table-cell office:value="0.7047371207629147" office:value-type="float"/>
        </table:table-row>
        <table:table-row>
          <table:table-cell office:value-type="string">
            <text:p>Financial-Times__polyfill-servic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1.0" office:value-type="float"/>
          <table:table-cell office:value="0.6749463999614183" office:value-type="float"/>
        </table:table-row>
        <table:table-row>
          <table:table-cell office:value-type="string">
            <text:p>golemfactory__golem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1.0" office:value-type="float"/>
          <table:table-cell office:value="0.7345204188941157" office:value-type="float"/>
        </table:table-row>
        <table:table-row>
          <table:table-cell office:value-type="string">
            <text:p>w3c__web-platform-tests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1.0" office:value-type="float"/>
          <table:table-cell office:value="0.6844023678578766" office:value-type="float"/>
        </table:table-row>
        <table:table-row>
          <table:table-cell office:value-type="string">
            <text:p>trufflesuite__truffl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1.0" office:value-type="float"/>
          <table:table-cell office:value="0.7301753859793023" office:value-type="float"/>
        </table:table-row>
        <table:table-row>
          <table:table-cell office:value-type="string">
            <text:p>Valve__fingerprintjs</text:p>
          </table:table-cell>
          <table:table-cell office:value="32.305636852260875" office:value-type="float"/>
          <table:table-cell office:value="0.29835347513895244" office:value-type="float"/>
          <table:table-cell office:value="0.0" office:value-type="float"/>
          <table:table-cell office:value="1.0" office:value-type="float"/>
          <table:table-cell office:value="0.6265661726699351" office:value-type="float"/>
        </table:table-row>
        <table:table-row>
          <table:table-cell office:value-type="string">
            <text:p>quilljs__quill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1.0" office:value-type="float"/>
          <table:table-cell office:value="0.6901045546558674" office:value-type="float"/>
        </table:table-row>
        <table:table-row>
          <table:table-cell office:value-type="string">
            <text:p>heroku__react-refetch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1.0" office:value-type="float"/>
          <table:table-cell office:value="0.6873958412006451" office:value-type="float"/>
        </table:table-row>
        <table:table-row>
          <table:table-cell office:value-type="string">
            <text:p>Polidea__RxAndroidBl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.0" office:value-type="float"/>
          <table:table-cell office:value="0.214741798368698" office:value-type="float"/>
        </table:table-row>
        <table:table-row>
          <table:table-cell office:value-type="string">
            <text:p>zaproxy__zaproxy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1.0" office:value-type="float"/>
          <table:table-cell office:value="0.7068731026696213" office:value-type="float"/>
        </table:table-row>
        <table:table-row>
          <table:table-cell office:value-type="string">
            <text:p>boot2docker__boot2docker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1.0" office:value-type="float"/>
          <table:table-cell office:value="0.6976290570764768" office:value-type="float"/>
        </table:table-row>
        <table:table-row>
          <table:table-cell office:value-type="string">
            <text:p>noflo__noflo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1.0" office:value-type="float"/>
          <table:table-cell office:value="0.6790779671118234" office:value-type="float"/>
        </table:table-row>
        <table:table-row>
          <table:table-cell office:value-type="string">
            <text:p>ShareX__ShareX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1.0" office:value-type="float"/>
          <table:table-cell office:value="0.7083434531317565" office:value-type="float"/>
        </table:table-row>
        <table:table-row>
          <table:table-cell office:value-type="string">
            <text:p>ReactiveCocoa__ReactiveSwift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1.0" office:value-type="float"/>
          <table:table-cell office:value="0.7005251936750582" office:value-type="float"/>
        </table:table-row>
        <table:table-row>
          <table:table-cell office:value-type="string">
            <text:p>SwiftBond__Bond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1.0" office:value-type="float"/>
          <table:table-cell office:value="0.7393883283748904" office:value-type="float"/>
        </table:table-row>
        <table:table-row>
          <table:table-cell office:value-type="string">
            <text:p>video-dev__hls.js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1.0" office:value-type="float"/>
          <table:table-cell office:value="0.7106870565522021" office:value-type="float"/>
        </table:table-row>
        <table:table-row>
          <table:table-cell office:value-type="string">
            <text:p>moxiecode__plupload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1.0" office:value-type="float"/>
          <table:table-cell office:value="0.6862119418451439" office:value-type="float"/>
        </table:table-row>
        <table:table-row>
          <table:table-cell office:value-type="string">
            <text:p>jgm__pandoc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1.0" office:value-type="float"/>
          <table:table-cell office:value="0.6847777013057091" office:value-type="float"/>
        </table:table-row>
        <table:table-row>
          <table:table-cell office:value-type="string">
            <text:p>tsuru__tsuru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1.0" office:value-type="float"/>
          <table:table-cell office:value="0.6875211965197316" office:value-type="float"/>
        </table:table-row>
        <table:table-row>
          <table:table-cell office:value-type="string">
            <text:p>ampproject__amphtml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1.0" office:value-type="float"/>
          <table:table-cell office:value="0.7002819825688222" office:value-type="float"/>
        </table:table-row>
        <table:table-row>
          <table:table-cell office:value-type="string">
            <text:p>ARMmbed__mbed-os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1.0" office:value-type="float"/>
          <table:table-cell office:value="0.7044650969815549" office:value-type="float"/>
        </table:table-row>
        <table:table-row>
          <table:table-cell office:value-type="string">
            <text:p>vavr-io__vavr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1.0" office:value-type="float"/>
          <table:table-cell office:value="0.6979170308913807" office:value-type="float"/>
        </table:table-row>
        <table:table-row>
          <table:table-cell office:value-type="string">
            <text:p>YorickPeterse__ruby-lint</text:p>
          </table:table-cell>
          <table:table-cell office:value="31.641385443808872" office:value-type="float"/>
          <table:table-cell office:value="0.6678398902126573" office:value-type="float"/>
          <table:table-cell office:value="0.0" office:value-type="float"/>
          <table:table-cell office:value="1.0" office:value-type="float"/>
          <table:table-cell office:value="0.6873451153605384" office:value-type="float"/>
        </table:table-row>
        <table:table-row>
          <table:table-cell office:value-type="string">
            <text:p>docker__kitematic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1.0" office:value-type="float"/>
          <table:table-cell office:value="0.7079167328614445" office:value-type="float"/>
        </table:table-row>
        <table:table-row>
          <table:table-cell office:value-type="string">
            <text:p>Eloston__ungoogled-chromium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1.0" office:value-type="float"/>
          <table:table-cell office:value="0.6742639528731793" office:value-type="float"/>
        </table:table-row>
        <table:table-row>
          <table:table-cell office:value-type="string">
            <text:p>samratashok__nishang</text:p>
          </table:table-cell>
          <table:table-cell office:value="40.56375424378993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530308952157752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43.01510807773358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260620379032364" office:value-type="float"/>
        </table:table-row>
        <table:table-row>
          <table:table-cell office:value-type="string">
            <text:p>mesosphere__marathon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1.0" office:value-type="float"/>
          <table:table-cell office:value="0.7356079621140438" office:value-type="float"/>
        </table:table-row>
        <table:table-row>
          <table:table-cell office:value-type="string">
            <text:p>symfony__symfony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1.0" office:value-type="float"/>
          <table:table-cell office:value="0.6765581260772007" office:value-type="float"/>
        </table:table-row>
        <table:table-row>
          <table:table-cell office:value-type="string">
            <text:p>semantic-release__semantic-releas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1.0" office:value-type="float"/>
          <table:table-cell office:value="0.6851719319645926" office:value-type="float"/>
        </table:table-row>
        <table:table-row>
          <table:table-cell office:value-type="string">
            <text:p>octokit__octokit.net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1.0" office:value-type="float"/>
          <table:table-cell office:value="0.7053357742571024" office:value-type="float"/>
        </table:table-row>
        <table:table-row>
          <table:table-cell office:value-type="string">
            <text:p>BBC-News__wraith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1.0" office:value-type="float"/>
          <table:table-cell office:value="0.7023807630203625" office:value-type="float"/>
        </table:table-row>
        <table:table-row>
          <table:table-cell office:value-type="string">
            <text:p>Lone-Coder__letsencrypt-win-simpl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1.0" office:value-type="float"/>
          <table:table-cell office:value="0.6797489739198849" office:value-type="float"/>
        </table:table-row>
        <table:table-row>
          <table:table-cell office:value-type="string">
            <text:p>TwidereProject__Twidere-Android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1.0" office:value-type="float"/>
          <table:table-cell office:value="0.7221416222118742" office:value-type="float"/>
        </table:table-row>
        <table:table-row>
          <table:table-cell office:value-type="string">
            <text:p>robb__Cartography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1.0" office:value-type="float"/>
          <table:table-cell office:value="0.7074845261744409" office:value-type="float"/>
        </table:table-row>
        <table:table-row>
          <table:table-cell office:value-type="string">
            <text:p>ReactiveX__RxKotlin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.0" office:value-type="float"/>
          <table:table-cell office:value="0.23443330118166972" office:value-type="float"/>
        </table:table-row>
        <table:table-row>
          <table:table-cell office:value-type="string">
            <text:p>thephpleague__oauth2-server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1.0" office:value-type="float"/>
          <table:table-cell office:value="0.6726957460861893" office:value-type="float"/>
        </table:table-row>
        <table:table-row>
          <table:table-cell office:value-type="string">
            <text:p>dompdf__dompdf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1.0" office:value-type="float"/>
          <table:table-cell office:value="0.698496225178999" office:value-type="float"/>
        </table:table-row>
        <table:table-row>
          <table:table-cell office:value-type="string">
            <text:p>kenkeiter__skeuocard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1.0" office:value-type="float"/>
          <table:table-cell office:value="0.6906497229045254" office:value-type="float"/>
        </table:table-row>
        <table:table-row>
          <table:table-cell office:value-type="string">
            <text:p>snabbco__snabb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1.0" office:value-type="float"/>
          <table:table-cell office:value="0.6959518324763555" office:value-type="float"/>
        </table:table-row>
        <table:table-row>
          <table:table-cell office:value-type="string">
            <text:p>ryanb__nifty-generators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1.0" office:value-type="float"/>
          <table:table-cell office:value="0.6927836513665581" office:value-type="float"/>
        </table:table-row>
        <table:table-row>
          <table:table-cell office:value-type="string">
            <text:p>AliasIO__Wappalyzer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1.0" office:value-type="float"/>
          <table:table-cell office:value="0.6858205846857748" office:value-type="float"/>
        </table:table-row>
        <table:table-row>
          <table:table-cell office:value-type="string">
            <text:p>roboguice__roboguic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1.0" office:value-type="float"/>
          <table:table-cell office:value="0.7390793519008866" office:value-type="float"/>
        </table:table-row>
        <table:table-row>
          <table:table-cell office:value-type="string">
            <text:p>snowplow__snowplow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1.0" office:value-type="float"/>
          <table:table-cell office:value="0.72578318451131" office:value-type="float"/>
        </table:table-row>
        <table:table-row>
          <table:table-cell office:value-type="string">
            <text:p>ngx-translate__cor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1.0" office:value-type="float"/>
          <table:table-cell office:value="0.7379208025462691" office:value-type="float"/>
        </table:table-row>
        <table:table-row>
          <table:table-cell office:value-type="string">
            <text:p>digitalBush__jquery.maskedinput</text:p>
          </table:table-cell>
          <table:table-cell office:value="31.489672510151657" office:value-type="float"/>
          <table:table-cell office:value="0.3120032661839122" office:value-type="float"/>
          <table:table-cell office:value="0.0" office:value-type="float"/>
          <table:table-cell office:value="1.0" office:value-type="float"/>
          <table:table-cell office:value="0.6767556768597527" office:value-type="float"/>
        </table:table-row>
        <table:table-row>
          <table:table-cell office:value-type="string">
            <text:p>cliftonc__calipso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1.0" office:value-type="float"/>
          <table:table-cell office:value="0.7255639037838085" office:value-type="float"/>
        </table:table-row>
        <table:table-row>
          <table:table-cell office:value-type="string">
            <text:p>spatie__laravel-medialibrary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1.0" office:value-type="float"/>
          <table:table-cell office:value="0.6898191675912722" office:value-type="float"/>
        </table:table-row>
        <table:table-row>
          <table:table-cell office:value-type="string">
            <text:p>chmln__flatpickr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1.0" office:value-type="float"/>
          <table:table-cell office:value="0.7179586704569516" office:value-type="float"/>
        </table:table-row>
        <table:table-row>
          <table:table-cell office:value-type="string">
            <text:p>elastic__beats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1.0" office:value-type="float"/>
          <table:table-cell office:value="0.7182420356243295" office:value-type="float"/>
        </table:table-row>
        <table:table-row>
          <table:table-cell office:value-type="string">
            <text:p>facebook__rocksdb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1.0" office:value-type="float"/>
          <table:table-cell office:value="0.7157546930524517" office:value-type="float"/>
        </table:table-row>
        <table:table-row>
          <table:table-cell office:value-type="string">
            <text:p>docker__compos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1.0" office:value-type="float"/>
          <table:table-cell office:value="0.6970024703379744" office:value-type="float"/>
        </table:table-row>
        <table:table-row>
          <table:table-cell office:value-type="string">
            <text:p>vector-im__riot-web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1.0" office:value-type="float"/>
          <table:table-cell office:value="0.6823495207390449" office:value-type="float"/>
        </table:table-row>
        <table:table-row>
          <table:table-cell office:value-type="string">
            <text:p>ai__visibilityjs</text:p>
          </table:table-cell>
          <table:table-cell office:value="41.414888686971565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2059370841276188" office:value-type="float"/>
        </table:table-row>
        <table:table-row>
          <table:table-cell office:value-type="string">
            <text:p>Microsoft__ELL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1.0" office:value-type="float"/>
          <table:table-cell office:value="0.745276459982578" office:value-type="float"/>
        </table:table-row>
        <table:table-row>
          <table:table-cell office:value-type="string">
            <text:p>playframework__playframework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1.0" office:value-type="float"/>
          <table:table-cell office:value="0.6856524819228013" office:value-type="float"/>
        </table:table-row>
        <table:table-row>
          <table:table-cell office:value-type="string">
            <text:p>jupyter__notebook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1.0" office:value-type="float"/>
          <table:table-cell office:value="0.6937534318332517" office:value-type="float"/>
        </table:table-row>
        <table:table-row>
          <table:table-cell office:value-type="string">
            <text:p>roots__trellis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1.0" office:value-type="float"/>
          <table:table-cell office:value="0.6717374827558484" office:value-type="float"/>
        </table:table-row>
        <table:table-row>
          <table:table-cell office:value-type="string">
            <text:p>hyperium__hyper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1.0" office:value-type="float"/>
          <table:table-cell office:value="0.7045524140835905" office:value-type="float"/>
        </table:table-row>
        <table:table-row>
          <table:table-cell office:value-type="string">
            <text:p>syedhali__EZAudio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1.0" office:value-type="float"/>
          <table:table-cell office:value="0.6982810387500582" office:value-type="float"/>
        </table:table-row>
        <table:table-row>
          <table:table-cell office:value-type="string">
            <text:p>facebook__react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1.0" office:value-type="float"/>
          <table:table-cell office:value="0.6811084505589681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1.0" office:value-type="float"/>
          <table:table-cell office:value="0.7085969620594322" office:value-type="float"/>
        </table:table-row>
        <table:table-row>
          <table:table-cell office:value-type="string">
            <text:p>openzipkin__zipkin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1.0" office:value-type="float"/>
          <table:table-cell office:value="0.7182853556246143" office:value-type="float"/>
        </table:table-row>
        <table:table-row>
          <table:table-cell office:value-type="string">
            <text:p>rs__SDWebImag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.0" office:value-type="float"/>
          <table:table-cell office:value="0.24238056600032729" office:value-type="float"/>
        </table:table-row>
        <table:table-row>
          <table:table-cell office:value-type="string">
            <text:p>javallone__regexper</text:p>
          </table:table-cell>
          <table:table-cell office:value="31.732472361498424" office:value-type="float"/>
          <table:table-cell office:value="0.6538005023140802" office:value-type="float"/>
          <table:table-cell office:value="0.0" office:value-type="float"/>
          <table:table-cell office:value="1.0" office:value-type="float"/>
          <table:table-cell office:value="0.6457829639736182" office:value-type="float"/>
        </table:table-row>
        <table:table-row>
          <table:table-cell office:value-type="string">
            <text:p>mysticatea__npm-run-all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1.0" office:value-type="float"/>
          <table:table-cell office:value="0.6724349881535325" office:value-type="float"/>
        </table:table-row>
        <table:table-row>
          <table:table-cell office:value-type="string">
            <text:p>ethereum__mist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1.0" office:value-type="float"/>
          <table:table-cell office:value="0.723553202634213" office:value-type="float"/>
        </table:table-row>
        <table:table-row>
          <table:table-cell office:value-type="string">
            <text:p>chrisalbon__mlai</text:p>
          </table:table-cell>
          <table:table-cell office:value="43.46073043311361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289555884377737" office:value-type="float"/>
        </table:table-row>
        <table:table-row>
          <table:table-cell office:value-type="string">
            <text:p>nana-4__materia-them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1.0" office:value-type="float"/>
          <table:table-cell office:value="0.6933264695148249" office:value-type="float"/>
        </table:table-row>
        <table:table-row>
          <table:table-cell office:value-type="string">
            <text:p>jariz__vibrant.js</text:p>
          </table:table-cell>
          <table:table-cell office:value="43.031244405409424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7339792843828534" office:value-type="float"/>
        </table:table-row>
        <table:table-row>
          <table:table-cell office:value-type="string">
            <text:p>lucasr__smoothie</text:p>
          </table:table-cell>
          <table:table-cell office:value="41.38589704411361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853854797526026" office:value-type="float"/>
        </table:table-row>
        <table:table-row>
          <table:table-cell office:value-type="string">
            <text:p>pixelsign__html5-device-mockups</text:p>
          </table:table-cell>
          <table:table-cell office:value="42.1249307427857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582419239118521" office:value-type="float"/>
        </table:table-row>
        <table:table-row>
          <table:table-cell office:value-type="string">
            <text:p>ppwwyyxx__tensorpack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1.0" office:value-type="float"/>
          <table:table-cell office:value="0.7261775541838827" office:value-type="float"/>
        </table:table-row>
        <table:table-row>
          <table:table-cell office:value-type="string">
            <text:p>Varying-Vagrant-Vagrants__VVV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1.0" office:value-type="float"/>
          <table:table-cell office:value="0.6616453387146358" office:value-type="float"/>
        </table:table-row>
        <table:table-row>
          <table:table-cell office:value-type="string">
            <text:p>nanoc__nanoc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1.0" office:value-type="float"/>
          <table:table-cell office:value="0.6878567283191129" office:value-type="float"/>
        </table:table-row>
        <table:table-row>
          <table:table-cell office:value-type="string">
            <text:p>wbotelhos__raty</text:p>
          </table:table-cell>
          <table:table-cell office:value="26.888610851878237" office:value-type="float"/>
          <table:table-cell office:value="0.3106654672008477" office:value-type="float"/>
          <table:table-cell office:value="0.0" office:value-type="float"/>
          <table:table-cell office:value="1.0" office:value-type="float"/>
          <table:table-cell office:value="0.6428371420804811" office:value-type="float"/>
        </table:table-row>
        <table:table-row>
          <table:table-cell office:value-type="string">
            <text:p>AudioKit__AudioKit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1.0" office:value-type="float"/>
          <table:table-cell office:value="0.705741642999563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1.0" office:value-type="float"/>
          <table:table-cell office:value="0.6846234504603615" office:value-type="float"/>
        </table:table-row>
        <table:table-row>
          <table:table-cell office:value-type="string">
            <text:p>rap2hpoutre__laravel-log-viewer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1.0" office:value-type="float"/>
          <table:table-cell office:value="0.6937640388816669" office:value-type="float"/>
        </table:table-row>
        <table:table-row>
          <table:table-cell office:value-type="string">
            <text:p>apereo__cas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1.0" office:value-type="float"/>
          <table:table-cell office:value="0.7123691253351707" office:value-type="float"/>
        </table:table-row>
        <table:table-row>
          <table:table-cell office:value-type="string">
            <text:p>gorilla__mux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1.0" office:value-type="float"/>
          <table:table-cell office:value="0.7065700778473564" office:value-type="float"/>
        </table:table-row>
        <table:table-row>
          <table:table-cell office:value-type="string">
            <text:p>jiahaog__nativefier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1.0" office:value-type="float"/>
          <table:table-cell office:value="0.6820463883562176" office:value-type="float"/>
        </table:table-row>
        <table:table-row>
          <table:table-cell office:value-type="string">
            <text:p>vuejs-templates__webpack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1.0" office:value-type="float"/>
          <table:table-cell office:value="0.6971635057775392" office:value-type="float"/>
        </table:table-row>
        <table:table-row>
          <table:table-cell office:value-type="string">
            <text:p>Microsoft__ChakraCor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1.0" office:value-type="float"/>
          <table:table-cell office:value="0.6931822699880763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1.0" office:value-type="float"/>
          <table:table-cell office:value="0.6943732397681526" office:value-type="float"/>
        </table:table-row>
        <table:table-row>
          <table:table-cell office:value-type="string">
            <text:p>jupyter__colaboratory</text:p>
          </table:table-cell>
          <table:table-cell office:value="24.056596913651113" office:value-type="float"/>
          <table:table-cell office:value="0.07285244937800313" office:value-type="float"/>
          <table:table-cell office:value="0.0" office:value-type="float"/>
          <table:table-cell office:value="1.0" office:value-type="float"/>
          <table:table-cell office:value="0.6575258785107523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1.0" office:value-type="float"/>
          <table:table-cell office:value="0.6919286722795894" office:value-type="float"/>
        </table:table-row>
        <table:table-row>
          <table:table-cell office:value-type="string">
            <text:p>aseprite__aseprit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1.0" office:value-type="float"/>
          <table:table-cell office:value="0.7023358804700078" office:value-type="float"/>
        </table:table-row>
        <table:table-row>
          <table:table-cell office:value-type="string">
            <text:p>htacg__tidy-html5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1.0" office:value-type="float"/>
          <table:table-cell office:value="0.683919654302465" office:value-type="float"/>
        </table:table-row>
        <table:table-row>
          <table:table-cell office:value-type="string">
            <text:p>itsabot__abot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1.0" office:value-type="float"/>
          <table:table-cell office:value="0.6816341217484414" office:value-type="float"/>
        </table:table-row>
        <table:table-row>
          <table:table-cell office:value-type="string">
            <text:p>ReactiveCocoa__ReactiveCocoa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1.0" office:value-type="float"/>
          <table:table-cell office:value="0.710132592313802" office:value-type="float"/>
        </table:table-row>
        <table:table-row>
          <table:table-cell office:value-type="string">
            <text:p>pakerfeldt__android-viewflow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1.0" office:value-type="float"/>
          <table:table-cell office:value="0.6906956227420352" office:value-type="float"/>
        </table:table-row>
        <table:table-row>
          <table:table-cell office:value-type="string">
            <text:p>mikepenz__Android-Iconics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1.0" office:value-type="float"/>
          <table:table-cell office:value="0.7351660630141721" office:value-type="float"/>
        </table:table-row>
        <table:table-row>
          <table:table-cell office:value-type="string">
            <text:p>kasperisager__sails-generate-auth</text:p>
          </table:table-cell>
          <table:table-cell office:value="43.2067404096257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944108248645543" office:value-type="float"/>
        </table:table-row>
        <table:table-row>
          <table:table-cell office:value-type="string">
            <text:p>inversify__InversifyJS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1.0" office:value-type="float"/>
          <table:table-cell office:value="0.7032288066989375" office:value-type="float"/>
        </table:table-row>
        <table:table-row>
          <table:table-cell office:value-type="string">
            <text:p>kimmobrunfeldt__concurrently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1.0" office:value-type="float"/>
          <table:table-cell office:value="0.7028295747687713" office:value-type="float"/>
        </table:table-row>
        <table:table-row>
          <table:table-cell office:value-type="string">
            <text:p>nutzam__nutz</text:p>
          </table:table-cell>
          <table:table-cell office:value="21.995620003796255" office:value-type="float"/>
          <table:table-cell office:value="0.045555241961288684" office:value-type="float"/>
          <table:table-cell office:value="1.0" office:value-type="float"/>
          <table:table-cell office:value="0.0" office:value-type="float"/>
          <table:table-cell office:value="0.17666832636717944" office:value-type="float"/>
        </table:table-row>
        <table:table-row>
          <table:table-cell office:value-type="string">
            <text:p>Shopify__dashing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1.0" office:value-type="float"/>
          <table:table-cell office:value="0.6858199640722341" office:value-type="float"/>
        </table:table-row>
        <table:table-row>
          <table:table-cell office:value-type="string">
            <text:p>malarkey__320andup</text:p>
          </table:table-cell>
          <table:table-cell office:value="40.69180861468233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425896374966813" office:value-type="float"/>
        </table:table-row>
        <table:table-row>
          <table:table-cell office:value-type="string">
            <text:p>garris__BackstopJS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1.0" office:value-type="float"/>
          <table:table-cell office:value="0.7007653260844919" office:value-type="float"/>
        </table:table-row>
        <table:table-row>
          <table:table-cell office:value-type="string">
            <text:p>gaearon__react-hot-loader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1.0" office:value-type="float"/>
          <table:table-cell office:value="0.6824362204067025" office:value-type="float"/>
        </table:table-row>
        <table:table-row>
          <table:table-cell office:value-type="string">
            <text:p>kbengine__kbengin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.0" office:value-type="float"/>
          <table:table-cell office:value="0.22908276573500513" office:value-type="float"/>
        </table:table-row>
        <table:table-row>
          <table:table-cell office:value-type="string">
            <text:p>lucasr__twoway-view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1.0" office:value-type="float"/>
          <table:table-cell office:value="0.7436775042624716" office:value-type="float"/>
        </table:table-row>
        <table:table-row>
          <table:table-cell office:value-type="string">
            <text:p>pires__android-obd-reader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1.0" office:value-type="float"/>
          <table:table-cell office:value="0.7037590973524223" office:value-type="float"/>
        </table:table-row>
        <table:table-row>
          <table:table-cell office:value-type="string">
            <text:p>timjansen__minified.js</text:p>
          </table:table-cell>
          <table:table-cell office:value="27.882886059342486" office:value-type="float"/>
          <table:table-cell office:value="0.45857107708614137" office:value-type="float"/>
          <table:table-cell office:value="0.0" office:value-type="float"/>
          <table:table-cell office:value="1.0" office:value-type="float"/>
          <table:table-cell office:value="0.7001904134313451" office:value-type="float"/>
        </table:table-row>
        <table:table-row>
          <table:table-cell office:value-type="string">
            <text:p>MichaelDrogalis__dir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1.0" office:value-type="float"/>
          <table:table-cell office:value="0.6961179150437242" office:value-type="float"/>
        </table:table-row>
        <table:table-row>
          <table:table-cell office:value-type="string">
            <text:p>stuyam__pressure</text:p>
          </table:table-cell>
          <table:table-cell office:value="42.80602337641838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450345218657071" office:value-type="float"/>
        </table:table-row>
        <table:table-row>
          <table:table-cell office:value-type="string">
            <text:p>lukeredpath__LRResty</text:p>
          </table:table-cell>
          <table:table-cell office:value="42.633683620630265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4901696643338694" office:value-type="float"/>
        </table:table-row>
        <table:table-row>
          <table:table-cell office:value-type="string">
            <text:p>gentilkiwi__mimikatz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.0" office:value-type="float"/>
          <table:table-cell office:value="0.20584222623501564" office:value-type="float"/>
        </table:table-row>
        <table:table-row>
          <table:table-cell office:value-type="string">
            <text:p>Dash-Industry-Forum__dash.js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1.0" office:value-type="float"/>
          <table:table-cell office:value="0.6984571820817075" office:value-type="float"/>
        </table:table-row>
        <table:table-row>
          <table:table-cell office:value-type="string">
            <text:p>msysgit__msysgit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1.0" office:value-type="float"/>
          <table:table-cell office:value="0.7009263539786493" office:value-type="float"/>
        </table:table-row>
        <table:table-row>
          <table:table-cell office:value-type="string">
            <text:p>cytoscape__cytoscape.js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1.0" office:value-type="float"/>
          <table:table-cell office:value="0.6843047091346582" office:value-type="float"/>
        </table:table-row>
        <table:table-row>
          <table:table-cell office:value-type="string">
            <text:p>impress__impress.js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1.0" office:value-type="float"/>
          <table:table-cell office:value="0.6974832083704839" office:value-type="float"/>
        </table:table-row>
        <table:table-row>
          <table:table-cell office:value-type="string">
            <text:p>Sylius__Sylius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1.0" office:value-type="float"/>
          <table:table-cell office:value="0.6939939939320464" office:value-type="float"/>
        </table:table-row>
        <table:table-row>
          <table:table-cell office:value-type="string">
            <text:p>jenssegers__agent</text:p>
          </table:table-cell>
          <table:table-cell office:value="42.1955145684485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037464501331571" office:value-type="float"/>
        </table:table-row>
        <table:table-row>
          <table:table-cell office:value-type="string">
            <text:p>collectd__collectd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1.0" office:value-type="float"/>
          <table:table-cell office:value="0.7157100068435751" office:value-type="float"/>
        </table:table-row>
        <table:table-row>
          <table:table-cell office:value-type="string">
            <text:p>bitpay__copay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1.0" office:value-type="float"/>
          <table:table-cell office:value="0.6955950782616694" office:value-type="float"/>
        </table:table-row>
        <table:table-row>
          <table:table-cell office:value-type="string">
            <text:p>Prinzhorn__skrollr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1.0" office:value-type="float"/>
          <table:table-cell office:value="0.679562337259833" office:value-type="float"/>
        </table:table-row>
        <table:table-row>
          <table:table-cell office:value-type="string">
            <text:p>Deletescape-Media__Lawnchair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1.0" office:value-type="float"/>
          <table:table-cell office:value="0.6729846814133215" office:value-type="float"/>
        </table:table-row>
        <table:table-row>
          <table:table-cell office:value-type="string">
            <text:p>swagger-api__swagger-js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1.0" office:value-type="float"/>
          <table:table-cell office:value="0.6669375863605169" office:value-type="float"/>
        </table:table-row>
        <table:table-row>
          <table:table-cell office:value-type="string">
            <text:p>puma__puma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1.0" office:value-type="float"/>
          <table:table-cell office:value="0.7057061901758721" office:value-type="float"/>
        </table:table-row>
        <table:table-row>
          <table:table-cell office:value-type="string">
            <text:p>codecentric__spring-boot-admin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.0" office:value-type="float"/>
          <table:table-cell office:value="0.24749843112201622" office:value-type="float"/>
        </table:table-row>
        <table:table-row>
          <table:table-cell office:value-type="string">
            <text:p>ustbhuangyi__better-scroll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.0" office:value-type="float"/>
          <table:table-cell office:value="0.22144427960038576" office:value-type="float"/>
        </table:table-row>
        <table:table-row>
          <table:table-cell office:value-type="string">
            <text:p>fex-team__fis3</text:p>
          </table:table-cell>
          <table:table-cell office:value="22.344537716531942" office:value-type="float"/>
          <table:table-cell office:value="0.04036860249826365" office:value-type="float"/>
          <table:table-cell office:value="1.0" office:value-type="float"/>
          <table:table-cell office:value="0.0" office:value-type="float"/>
          <table:table-cell office:value="0.17411201040597027" office:value-type="float"/>
        </table:table-row>
        <table:table-row>
          <table:table-cell office:value-type="string">
            <text:p>nteract__hydrogen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1.0" office:value-type="float"/>
          <table:table-cell office:value="0.6804295663566531" office:value-type="float"/>
        </table:table-row>
        <table:table-row>
          <table:table-cell office:value-type="string">
            <text:p>php-curl-class__php-curl-class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1.0" office:value-type="float"/>
          <table:table-cell office:value="0.7227962930247955" office:value-type="float"/>
        </table:table-row>
        <table:table-row>
          <table:table-cell office:value-type="string">
            <text:p>javiereguiluz__EasyAdminBundl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1.0" office:value-type="float"/>
          <table:table-cell office:value="0.6850957089419957" office:value-type="float"/>
        </table:table-row>
        <table:table-row>
          <table:table-cell office:value-type="string">
            <text:p>checkstyle__checkstyl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1.0" office:value-type="float"/>
          <table:table-cell office:value="0.6989808495625128" office:value-type="float"/>
        </table:table-row>
        <table:table-row>
          <table:table-cell office:value-type="string">
            <text:p>electron-userland__electron-builder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1.0" office:value-type="float"/>
          <table:table-cell office:value="0.7277933629328988" office:value-type="float"/>
        </table:table-row>
        <table:table-row>
          <table:table-cell office:value-type="string">
            <text:p>bigspaceship__shine.js</text:p>
          </table:table-cell>
          <table:table-cell office:value="42.90538800249935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632929306577463" office:value-type="float"/>
        </table:table-row>
        <table:table-row>
          <table:table-cell office:value-type="string">
            <text:p>rashidkpc__kibana2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1.0" office:value-type="float"/>
          <table:table-cell office:value="0.6978101468852792" office:value-type="float"/>
        </table:table-row>
        <table:table-row>
          <table:table-cell office:value-type="string">
            <text:p>facebook__osquery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1.0" office:value-type="float"/>
          <table:table-cell office:value="0.7125867441379801" office:value-type="float"/>
        </table:table-row>
        <table:table-row>
          <table:table-cell office:value-type="string">
            <text:p>grommet__grommet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1.0" office:value-type="float"/>
          <table:table-cell office:value="0.6792532269690101" office:value-type="float"/>
        </table:table-row>
        <table:table-row>
          <table:table-cell office:value-type="string">
            <text:p>mikepenz__FastAdapter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1.0" office:value-type="float"/>
          <table:table-cell office:value="0.7388993752530598" office:value-type="float"/>
        </table:table-row>
        <table:table-row>
          <table:table-cell office:value-type="string">
            <text:p>HearthSim__Hearthstone-Deck-Tracker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1.0" office:value-type="float"/>
          <table:table-cell office:value="0.697161667806401" office:value-type="float"/>
        </table:table-row>
        <table:table-row>
          <table:table-cell office:value-type="string">
            <text:p>conan-io__conan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1.0" office:value-type="float"/>
          <table:table-cell office:value="0.6618092356829892" office:value-type="float"/>
        </table:table-row>
        <table:table-row>
          <table:table-cell office:value-type="string">
            <text:p>trello__RxLifecycl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1.0" office:value-type="float"/>
          <table:table-cell office:value="0.7056984002467377" office:value-type="float"/>
        </table:table-row>
        <table:table-row>
          <table:table-cell office:value-type="string">
            <text:p>gohugoio__hugo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1.0" office:value-type="float"/>
          <table:table-cell office:value="0.6910443100208109" office:value-type="float"/>
        </table:table-row>
        <table:table-row>
          <table:table-cell office:value-type="string">
            <text:p>Lokaltog__vim-powerline</text:p>
          </table:table-cell>
          <table:table-cell office:value="42.6349985104855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943032000037729" office:value-type="float"/>
        </table:table-row>
        <table:table-row>
          <table:table-cell office:value-type="string">
            <text:p>jisaacks__GitGutter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1.0" office:value-type="float"/>
          <table:table-cell office:value="0.6728662294639747" office:value-type="float"/>
        </table:table-row>
        <table:table-row>
          <table:table-cell office:value-type="string">
            <text:p>v2ray__v2ray-cor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.0" office:value-type="float"/>
          <table:table-cell office:value="0.17371261809070768" office:value-type="float"/>
        </table:table-row>
        <table:table-row>
          <table:table-cell office:value-type="string">
            <text:p>asciimoo__searx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1.0" office:value-type="float"/>
          <table:table-cell office:value="0.6874036963625986" office:value-type="float"/>
        </table:table-row>
        <table:table-row>
          <table:table-cell office:value-type="string">
            <text:p>pingcap__tidb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1.0" office:value-type="float"/>
          <table:table-cell office:value="0.7416158167799727" office:value-type="float"/>
        </table:table-row>
        <table:table-row>
          <table:table-cell office:value-type="string">
            <text:p>sachinchoolur__lightGallery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1.0" office:value-type="float"/>
          <table:table-cell office:value="0.7174450580977367" office:value-type="float"/>
        </table:table-row>
        <table:table-row>
          <table:table-cell office:value-type="string">
            <text:p>buttercup__buttercup-desktop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1.0" office:value-type="float"/>
          <table:table-cell office:value="0.6890005232819963" office:value-type="float"/>
        </table:table-row>
        <table:table-row>
          <table:table-cell office:value-type="string">
            <text:p>openshift__origin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1.0" office:value-type="float"/>
          <table:table-cell office:value="0.6935650072437336" office:value-type="float"/>
        </table:table-row>
        <table:table-row>
          <table:table-cell office:value-type="string">
            <text:p>IdentityServer__IdentityServer3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1.0" office:value-type="float"/>
          <table:table-cell office:value="0.6834911863965396" office:value-type="float"/>
        </table:table-row>
        <table:table-row>
          <table:table-cell office:value-type="string">
            <text:p>epoberezkin__ajv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1.0" office:value-type="float"/>
          <table:table-cell office:value="0.6840927781248854" office:value-type="float"/>
        </table:table-row>
        <table:table-row>
          <table:table-cell office:value-type="string">
            <text:p>fbrctr__fabricator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1.0" office:value-type="float"/>
          <table:table-cell office:value="0.6898460489728466" office:value-type="float"/>
        </table:table-row>
        <table:table-row>
          <table:table-cell office:value-type="string">
            <text:p>evernote__android-job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1.0" office:value-type="float"/>
          <table:table-cell office:value="0.7380516036484582" office:value-type="float"/>
        </table:table-row>
        <table:table-row>
          <table:table-cell office:value-type="string">
            <text:p>dgraph-io__dgraph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1.0" office:value-type="float"/>
          <table:table-cell office:value="0.7220924598963404" office:value-type="float"/>
        </table:table-row>
        <table:table-row>
          <table:table-cell office:value-type="string">
            <text:p>Project-OSRM__osrm-backend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1.0" office:value-type="float"/>
          <table:table-cell office:value="0.7247580405571412" office:value-type="float"/>
        </table:table-row>
        <table:table-row>
          <table:table-cell office:value-type="string">
            <text:p>shoes__shoes-deprecated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1.0" office:value-type="float"/>
          <table:table-cell office:value="0.7150746705052861" office:value-type="float"/>
        </table:table-row>
        <table:table-row>
          <table:table-cell office:value-type="string">
            <text:p>Microsoft__TypeScript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1.0" office:value-type="float"/>
          <table:table-cell office:value="0.6784632990240695" office:value-type="float"/>
        </table:table-row>
        <table:table-row>
          <table:table-cell office:value-type="string">
            <text:p>phpspec__phpspec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1.0" office:value-type="float"/>
          <table:table-cell office:value="0.6821746138889575" office:value-type="float"/>
        </table:table-row>
        <table:table-row>
          <table:table-cell office:value-type="string">
            <text:p>LWJGL__lwjgl3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1.0" office:value-type="float"/>
          <table:table-cell office:value="0.6824749599944274" office:value-type="float"/>
        </table:table-row>
        <table:table-row>
          <table:table-cell office:value-type="string">
            <text:p>openstreetmap__iD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1.0" office:value-type="float"/>
          <table:table-cell office:value="0.6720389588073934" office:value-type="float"/>
        </table:table-row>
        <table:table-row>
          <table:table-cell office:value-type="string">
            <text:p>kpumuk__meta-tags</text:p>
          </table:table-cell>
          <table:table-cell office:value="28.7403374791599" office:value-type="float"/>
          <table:table-cell office:value="0.37173276812444406" office:value-type="float"/>
          <table:table-cell office:value="0.0" office:value-type="float"/>
          <table:table-cell office:value="1.0" office:value-type="float"/>
          <table:table-cell office:value="0.6778025357163555" office:value-type="float"/>
        </table:table-row>
        <table:table-row>
          <table:table-cell office:value-type="string">
            <text:p>tarantool__tarantool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1.0" office:value-type="float"/>
          <table:table-cell office:value="0.7452477906171555" office:value-type="float"/>
        </table:table-row>
        <table:table-row>
          <table:table-cell office:value-type="string">
            <text:p>facebook__buck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1.0" office:value-type="float"/>
          <table:table-cell office:value="0.679111502268062" office:value-type="float"/>
        </table:table-row>
        <table:table-row>
          <table:table-cell office:value-type="string">
            <text:p>kossnocorp__jquery.turbolinks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1.0" office:value-type="float"/>
          <table:table-cell office:value="0.6691286196137346" office:value-type="float"/>
        </table:table-row>
        <table:table-row>
          <table:table-cell office:value-type="string">
            <text:p>rubygems__rubygems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1.0" office:value-type="float"/>
          <table:table-cell office:value="0.7246142038374218" office:value-type="float"/>
        </table:table-row>
        <table:table-row>
          <table:table-cell office:value-type="string">
            <text:p>sampotts__plyr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1.0" office:value-type="float"/>
          <table:table-cell office:value="0.659149339006356" office:value-type="float"/>
        </table:table-row>
        <table:table-row>
          <table:table-cell office:value-type="string">
            <text:p>PaulLeCam__react-leaflet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1.0" office:value-type="float"/>
          <table:table-cell office:value="0.7033428413450409" office:value-type="float"/>
        </table:table-row>
        <table:table-row>
          <table:table-cell office:value-type="string">
            <text:p>rasmusbergpalm__DeepLearnToolbox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1.0" office:value-type="float"/>
          <table:table-cell office:value="0.7304372918107168" office:value-type="float"/>
        </table:table-row>
        <table:table-row>
          <table:table-cell office:value-type="string">
            <text:p>erikdoe__ocmock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1.0" office:value-type="float"/>
          <table:table-cell office:value="0.7284903795973742" office:value-type="float"/>
        </table:table-row>
        <table:table-row>
          <table:table-cell office:value-type="string">
            <text:p>MagicStack__uvloop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1.0" office:value-type="float"/>
          <table:table-cell office:value="0.693383791255437" office:value-type="float"/>
        </table:table-row>
        <table:table-row>
          <table:table-cell office:value-type="string">
            <text:p>lyst__lightfm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1.0" office:value-type="float"/>
          <table:table-cell office:value="0.6931995600721579" office:value-type="float"/>
        </table:table-row>
        <table:table-row>
          <table:table-cell office:value-type="string">
            <text:p>mikemaccana__python-docx</text:p>
          </table:table-cell>
          <table:table-cell office:value="42.48443713535451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705009198231018" office:value-type="float"/>
        </table:table-row>
        <table:table-row>
          <table:table-cell office:value-type="string">
            <text:p>kattrali__cocoapods-xcode-plugin</text:p>
          </table:table-cell>
          <table:table-cell office:value="41.80793192436989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993454323154943" office:value-type="float"/>
        </table:table-row>
        <table:table-row>
          <table:table-cell office:value-type="string">
            <text:p>liferay__alloy-ui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.0" office:value-type="float"/>
          <table:table-cell office:value="0.2313823262760334" office:value-type="float"/>
        </table:table-row>
        <table:table-row>
          <table:table-cell office:value-type="string">
            <text:p>heroku__legacy-cli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.0" office:value-type="float"/>
          <table:table-cell office:value="0.24421647678795744" office:value-type="float"/>
        </table:table-row>
        <table:table-row>
          <table:table-cell office:value-type="string">
            <text:p>moneyphp__money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1.0" office:value-type="float"/>
          <table:table-cell office:value="0.6677759233451247" office:value-type="float"/>
        </table:table-row>
        <table:table-row>
          <table:table-cell office:value-type="string">
            <text:p>visualfc__liteid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1.0" office:value-type="float"/>
          <table:table-cell office:value="0.7330009578314297" office:value-type="float"/>
        </table:table-row>
        <table:table-row>
          <table:table-cell office:value-type="string">
            <text:p>magento__magento2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1.0" office:value-type="float"/>
          <table:table-cell office:value="0.6767399074216071" office:value-type="float"/>
        </table:table-row>
        <table:table-row>
          <table:table-cell office:value-type="string">
            <text:p>convox__rack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1.0" office:value-type="float"/>
          <table:table-cell office:value="0.6964367654673771" office:value-type="float"/>
        </table:table-row>
        <table:table-row>
          <table:table-cell office:value-type="string">
            <text:p>AnalyticalGraphicsInc__cesium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1.0" office:value-type="float"/>
          <table:table-cell office:value="0.6968718169136305" office:value-type="float"/>
        </table:table-row>
        <table:table-row>
          <table:table-cell office:value-type="string">
            <text:p>quasarframework__quasar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1.0" office:value-type="float"/>
          <table:table-cell office:value="0.6930795699752333" office:value-type="float"/>
        </table:table-row>
        <table:table-row>
          <table:table-cell office:value-type="string">
            <text:p>facebook__facebook-ios-sdk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1.0" office:value-type="float"/>
          <table:table-cell office:value="0.7333068066633845" office:value-type="float"/>
        </table:table-row>
        <table:table-row>
          <table:table-cell office:value-type="string">
            <text:p>solidusio__solidus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1.0" office:value-type="float"/>
          <table:table-cell office:value="0.7029079778504493" office:value-type="float"/>
        </table:table-row>
        <table:table-row>
          <table:table-cell office:value-type="string">
            <text:p>emberjs__list-view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1.0" office:value-type="float"/>
          <table:table-cell office:value="0.7034038382816467" office:value-type="float"/>
        </table:table-row>
        <table:table-row>
          <table:table-cell office:value-type="string">
            <text:p>dz0ny__leapcast</text:p>
          </table:table-cell>
          <table:table-cell office:value="24.5096632381541" office:value-type="float"/>
          <table:table-cell office:value="0.23033121636132403" office:value-type="float"/>
          <table:table-cell office:value="0.0" office:value-type="float"/>
          <table:table-cell office:value="1.0" office:value-type="float"/>
          <table:table-cell office:value="0.6548446558549077" office:value-type="float"/>
        </table:table-row>
        <table:table-row>
          <table:table-cell office:value-type="string">
            <text:p>adnanh__webhook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1.0" office:value-type="float"/>
          <table:table-cell office:value="0.6839452880615066" office:value-type="float"/>
        </table:table-row>
        <table:table-row>
          <table:table-cell office:value-type="string">
            <text:p>spotify__annoy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1.0" office:value-type="float"/>
          <table:table-cell office:value="0.7139108512027016" office:value-type="float"/>
        </table:table-row>
        <table:table-row>
          <table:table-cell office:value-type="string">
            <text:p>RPCS3__rpcs3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1.0" office:value-type="float"/>
          <table:table-cell office:value="0.6831237086235724" office:value-type="float"/>
        </table:table-row>
        <table:table-row>
          <table:table-cell office:value-type="string">
            <text:p>uikit__uikit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1.0" office:value-type="float"/>
          <table:table-cell office:value="0.6876758598804174" office:value-type="float"/>
        </table:table-row>
        <table:table-row>
          <table:table-cell office:value-type="string">
            <text:p>serge-rider__dbeaver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1.0" office:value-type="float"/>
          <table:table-cell office:value="0.738466779574117" office:value-type="float"/>
        </table:table-row>
        <table:table-row>
          <table:table-cell office:value-type="string">
            <text:p>postcss__postcss-loader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1.0" office:value-type="float"/>
          <table:table-cell office:value="0.7136773001598609" office:value-type="float"/>
        </table:table-row>
        <table:table-row>
          <table:table-cell office:value-type="string">
            <text:p>getsentry__raven-js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1.0" office:value-type="float"/>
          <table:table-cell office:value="0.6994315711071759" office:value-type="float"/>
        </table:table-row>
        <table:table-row>
          <table:table-cell office:value-type="string">
            <text:p>aspnet__dnx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1.0" office:value-type="float"/>
          <table:table-cell office:value="0.6836565259441953" office:value-type="float"/>
        </table:table-row>
        <table:table-row>
          <table:table-cell office:value-type="string">
            <text:p>azkaban__azkaban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1.0" office:value-type="float"/>
          <table:table-cell office:value="0.6970365339997987" office:value-type="float"/>
        </table:table-row>
        <table:table-row>
          <table:table-cell office:value-type="string">
            <text:p>docker__docker-registry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1.0" office:value-type="float"/>
          <table:table-cell office:value="0.7307112288625752" office:value-type="float"/>
        </table:table-row>
        <table:table-row>
          <table:table-cell office:value-type="string">
            <text:p>square__cube</text:p>
          </table:table-cell>
          <table:table-cell office:value="25.72436586030896" office:value-type="float"/>
          <table:table-cell office:value="0.06809990057153299" office:value-type="float"/>
          <table:table-cell office:value="0.0" office:value-type="float"/>
          <table:table-cell office:value="1.0" office:value-type="float"/>
          <table:table-cell office:value="0.7091963570309063" office:value-type="float"/>
        </table:table-row>
        <table:table-row>
          <table:table-cell office:value-type="string">
            <text:p>jacobian__djangobook.com</text:p>
          </table:table-cell>
          <table:table-cell office:value="41.49784017907749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7262039810849995" office:value-type="float"/>
        </table:table-row>
        <table:table-row>
          <table:table-cell office:value-type="string">
            <text:p>sschmid__Entitas-CSharp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1.0" office:value-type="float"/>
          <table:table-cell office:value="0.6867964390080895" office:value-type="float"/>
        </table:table-row>
        <table:table-row>
          <table:table-cell office:value-type="string">
            <text:p>smashwilson__merge-conflicts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1.0" office:value-type="float"/>
          <table:table-cell office:value="0.7266245271082831" office:value-type="float"/>
        </table:table-row>
        <table:table-row>
          <table:table-cell office:value-type="string">
            <text:p>hashcat__oclHashcat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1.0" office:value-type="float"/>
          <table:table-cell office:value="0.7230018769977145" office:value-type="float"/>
        </table:table-row>
        <table:table-row>
          <table:table-cell office:value-type="string">
            <text:p>home-assistant__home-assistant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1.0" office:value-type="float"/>
          <table:table-cell office:value="0.6913990637298527" office:value-type="float"/>
        </table:table-row>
        <table:table-row>
          <table:table-cell office:value-type="string">
            <text:p>graphite-project__graphite-web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1.0" office:value-type="float"/>
          <table:table-cell office:value="0.6904166164867649" office:value-type="float"/>
        </table:table-row>
        <table:table-row>
          <table:table-cell office:value-type="string">
            <text:p>termux__termux-app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1.0" office:value-type="float"/>
          <table:table-cell office:value="0.6729359253018369" office:value-type="float"/>
        </table:table-row>
        <table:table-row>
          <table:table-cell office:value-type="string">
            <text:p>syncthing__syncthing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1.0" office:value-type="float"/>
          <table:table-cell office:value="0.7100287661977515" office:value-type="float"/>
        </table:table-row>
        <table:table-row>
          <table:table-cell office:value-type="string">
            <text:p>realm__SwiftLint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1.0" office:value-type="float"/>
          <table:table-cell office:value="0.7032291218542752" office:value-type="float"/>
        </table:table-row>
        <table:table-row>
          <table:table-cell office:value-type="string">
            <text:p>customelements__www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1.0" office:value-type="float"/>
          <table:table-cell office:value="0.7207602454665782" office:value-type="float"/>
        </table:table-row>
        <table:table-row>
          <table:table-cell office:value-type="string">
            <text:p>soffes__sstoolkit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1.0" office:value-type="float"/>
          <table:table-cell office:value="0.7329404364629636" office:value-type="float"/>
        </table:table-row>
        <table:table-row>
          <table:table-cell office:value-type="string">
            <text:p>angular-ui__ui-grid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1.0" office:value-type="float"/>
          <table:table-cell office:value="0.6768865292486314" office:value-type="float"/>
        </table:table-row>
        <table:table-row>
          <table:table-cell office:value-type="string">
            <text:p>tmuxinator__tmuxinator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1.0" office:value-type="float"/>
          <table:table-cell office:value="0.7317050689143513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4-15T16:58:24.919031</meta:creation-date>
    <dc:date>2019-04-15T16:58:25.063549</dc:date>
    <meta:generator>http://pypi.python.org/pypi/ezodf/0.1.0$Python3.6.7 (default, Oct 22 2018, 11:32:17) 
[GCC 8.2.0]</meta:generator>
    <meta:document-statistic/>
    <meta:editing-cycles>1</meta:editing-cycles>
  </office:meta>
</office:document-meta>
</file>